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D000001E7B58E125705C08378.png" manifest:media-type="image/png"/>
  <manifest:file-entry manifest:full-path="Pictures/100002010000023E000001A6FC3001629602F813.png" manifest:media-type="image/png"/>
  <manifest:file-entry manifest:full-path="Pictures/10000000000001F400000194511ED6F65C6D73BA.png" manifest:media-type="image/png"/>
  <manifest:file-entry manifest:full-path="Pictures/10000000000004EE0000028F398F56E47E3FB5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e908d" officeooo:paragraph-rsid="001e908d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rsid="001cfe5a" officeooo:paragraph-rsid="001e908d"/>
    </style:style>
    <style:style style:name="T1" style:family="text">
      <style:text-properties officeooo:rsid="002671c2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346207727" text:style-name="L1">
        <text:list-item>
          <text:p text:style-name="P1">memo</text:p>
        </text:list-item>
      </text:list>
      <text:p text:style-name="P2">rotate about <text:span text:style-name="T1">yaw</text:span> axis</text:p>
      <text:p text:style-name="Standard"/>
      <text:p text:style-name="Standard"><draw:frame draw:style-name="fr1" draw:name="イメージ1" text:anchor-type="char" svg:width="15.185cm" svg:height="11.164cm" draw:z-index="0"><draw:image xlink:href="Pictures/100002010000023E000001A6FC3001629602F813.png" xlink:type="simple" xlink:show="embed" xlink:actuate="onLoad" draw:mime-type="image/png"/></draw:frame></text:p>
      <text:p text:style-name="Standard"/>
      <text:p text:style-name="Standard"><draw:frame draw:style-name="fr1" draw:name="イメージ2" text:anchor-type="char" svg:width="13.467cm" svg:height="12.885cm" draw:z-index="1"><draw:image xlink:href="Pictures/10000000000001FD000001E7B58E125705C08378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イメージ3" text:anchor-type="char" svg:width="13.229cm" svg:height="10.689cm" draw:z-index="2"><draw:image xlink:href="Pictures/10000000000001F400000194511ED6F65C6D73BA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イメージ4" text:anchor-type="char" svg:width="24.465cm" svg:height="12.696cm" draw:z-index="3"><draw:image xlink:href="Pictures/10000000000004EE0000028F398F56E47E3FB56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3T15:45:21.758000000</dc:date>
    <meta:editing-duration>PT14M50S</meta:editing-duration>
    <meta:editing-cycles>9</meta:editing-cycles>
    <meta:generator>LibreOffice/7.1.3.2$Windows_X86_64 LibreOffice_project/47f78053abe362b9384784d31a6e56f8511eb1c1</meta:generator>
    <meta:document-statistic meta:table-count="0" meta:image-count="4" meta:object-count="0" meta:page-count="1" meta:paragraph-count="2" meta:word-count="6" meta:character-count="27" meta:non-whitespace-character-count="24"/>
  </office:meta>
</office:document-meta>
</file>